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OLE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draw:shadow-opacity="100%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0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hilippe GERUM</meta:initial-creator>
    <meta:creation-date>2020-05-15T09:08:22.338728425</meta:creation-date>
    <dc:date>2020-05-15T11:10:36.544014811</dc:date>
    <dc:creator>Philippe GERUM</dc:creator>
    <meta:editing-duration>PT1H44M</meta:editing-duration>
    <meta:editing-cycles>9</meta:editing-cycles>
    <meta:generator>LibreOffice/6.4.3.2$Linux_X86_64 LibreOffice_project/40$Build-2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value-and-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-and-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8" style:family="chart">
      <style:chart-properties chart:solid-type="cuboid"/>
      <style:graphic-properties draw:fill-color="#280099"/>
    </style:style>
    <style:style style:name="ch9" style:family="chart">
      <style:chart-properties chart:solid-type="cuboid"/>
      <style:graphic-properties draw:fill-color="#0084d1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circle" chart:style-name="ch1">
        <chart:legend chart:legend-position="end" svg:x="12.994cm" svg:y="3.204cm" style:legend-expansion="high" chart:style-name="ch2"/>
        <chart:plot-area chart:style-name="ch3" chart:data-source-has-labels="both" svg:x="0.319cm" svg:y="0.179cm" svg:width="12.356cm" svg:height="8.64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0.794cm" svg:width="12.356cm" svg:height="7.41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Core</text:p>
              </table:table-cell>
              <table:table-cell office:value-type="float" office:value="4567">
                <text:p>4567</text:p>
              </table:table-cell>
            </table:table-row>
            <table:table-row>
              <table:table-cell office:value-type="string">
                <text:p>Drivers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ARM-specific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arm64-specific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x86-specific</text:p>
              </table:table-cell>
              <table:table-cell office:value-type="float" office:value="894">
                <text:p>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